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60%"/>
    </style:style>
    <style:style style:family="text" style:name="p1-1-1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text" style:name="p1-1-2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text" style:name="p1-1-3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-1-1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text" style:name="p88-1-2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text" style:name="p88-1-3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◈ </text:span><text:span text:style-name="p1-1-2">직제규정 </text:span><text:span text:style-name="p1-1-3">◈</text:span></text:p>
      <text:p text:style-name="Paragraph-2"/>
      <text:p text:style-name="바탕글"><text:span>1. 다음은 직제규정 설명중 맞는 것은(다)</text:span></text:p>
      <text:p text:style-name="바탕글"><text:span>  가. 공단의 기구설치 및 직제의 개폐는 운영위원회의 의결을 거쳐 건설교통팀장관의 승인을 받아야 한다</text:span></text:p>
      <text:p text:style-name="바탕글"><text:span>  나. 공단의 구성원으로 공단에 이사장, 팀이사장, 이사와 직원을 둔다</text:span></text:p>
      <text:p text:style-name="바탕글"><text:span>  다. 팀이사장은 이사장을 보좌하며 안전관리실 업무를 관장한다</text:span></text:p>
      <text:p text:style-name="바탕글"><text:span>  라. 감사는 이사로서 공단의 회계 및 업무를 감사하며, 감사업무를 관장한다</text:span></text:p>
      <text:p text:style-name="바탕글"/>
      <text:p text:style-name="바탕글"><text:span>2. 다음은 직제규정에 대한 설명중 맞는 것은(라)</text:span></text:p>
      <text:p text:style-name="바탕글"><text:span>  가. 이사장 및 팀이사장이 사고가 있을 때에는 운영이사가 그 업무를 대행한다</text:span></text:p>
      <text:p text:style-name="바탕글"><text:span>  나. 공단은 필요에 따라 고문, 전문위원 및 자문위원을 위촉할 수 있으며 비상근으로 하여야 한다</text:span></text:p>
      <text:p text:style-name="바탕글"><text:span>  다. 우리공단의 현업기관의 수는 37개이다</text:span></text:p>
      <text:p text:style-name="바탕글"><text:span>  라. 산업안전보건법관련 산업보건에 관한 업무는 경영지원처의 분장업무이다</text:span></text:p>
      <text:p text:style-name="바탕글"/>
      <text:p text:style-name="바탕글"><text:span>3. 다음은 우리공단 직원에 대한 구분 및 구성이다 잘못된 것은(가)</text:span></text:p>
      <text:p text:style-name="바탕글"><text:span>  가. 직원은 일반직, 별정직, 고용직으로 구분한다</text:span></text:p>
      <text:p text:style-name="바탕글"><text:span>  나. 일반직 직원의 직급을 1급에서 9급으로 한다</text:span></text:p>
      <text:p text:style-name="바탕글"><text:span>  다. 일반직 직원의 정원중 9급직원이 8급갑으로 7급 직원이 6급갑으로 자동승진하는 경우에는 그 승</text:span></text:p>
      <text:p text:style-name="바탕글"><text:span>      진하는 경우에는 그 승진에 상응하는 직급의 정원이 따로 있는 것으로 본다</text:span></text:p>
      <text:p text:style-name="바탕글"><text:span>  </text:span></text:p>
      <text:p text:style-name="바탕글"><text:span>4. 다음은 우리공단 이사의 업무관장에 대한 설명이다 잘못된 것은 (나)</text:span></text:p>
      <text:p text:style-name="바탕글"><text:span>  가. 이사는 이사장 및 팀이사장을 보좌한다</text:span></text:p>
      <text:p text:style-name="바탕글"><text:span>  나. 기획이사는 교육원, 기획조정실, 경영지원처, 재정운영처, 홍보팀업무를 관장한다</text:span></text:p>
      <text:p text:style-name="바탕글"><text:span>  다. 운영이사는 운수처, 기전처, 시설처 업무만 관장한다</text:span></text:p>
      <text:p text:style-name="바탕글"><text:span>  라. 건설본팀장은 건설 1처 건설 2처, 건설3처 업무를 관장한다</text:span></text:p>
      <text:p text:style-name="바탕글"/>
      <text:p text:style-name="바탕글"><text:span>5. 다음중 교육원의 분장업무가 아닌 것은 (나)</text:span></text:p>
      <text:p text:style-name="바탕글"><text:span>  가. 교육에 관한 연구 및 교육효과의 측정평가        나. 교육훈련계획 총괄</text:span></text:p>
      <text:p text:style-name="바탕글"><text:span>  다. 직업, 직장교육에 대한 지원                  </text:span><text:span>   라. 종합교육계획수립 및 추진</text:span></text:p>
      <text:p text:style-name="바탕글"/>
      <text:p text:style-name="바탕글"><text:span>6. 다음중 각처실별 분장업무가 바르게 짝지워진 것은(다)</text:span></text:p>
      <text:p text:style-name="바탕글"><text:span>  가.안전관리실 - 당직업무관리     나. 재정운영처 - 공사, 용역, 물품의 검사</text:span></text:p>
      <text:p text:style-name="바탕글"><text:span>  다. 운수처 - 운영분야사무 및 지원총괄  </text:span></text:p>
      <text:p text:style-name="바탕글"><text:span>  라. 공사2처 - 수탁 및 위탁공사 소요비용산정통보, 정산정리</text:span></text:p>
      <text:p text:style-name="바탕글"/>
      <text:p text:style-name="바탕글"><text:span>7. 다음중 각 처, 실별 분장업무가 바르게 짝지워진 것은(가)</text:span></text:p>
      <text:p text:style-name="바탕글"><text:span>  가. 경영지원처 - 임원실에 관한사항                나. 경영지원처 - 소송에 관한사항</text:span></text:p>
      <text:p text:style-name="바탕글"><text:span>  다. 기획조정실 - 이사회 운영에 관한사항           라. 재정처 - 도입 외자재의 검사</text:span></text:p>
      <text:p text:style-name="바탕글"/>
      <text:p text:style-name="바탕글"><text:span>8. 다음중 각 처, 실별 분장업무가 바르게 짝지워진 것은 (다)</text:span></text:p>
      <text:p text:style-name="바탕글"><text:span>  가. 경영지원처 - 정원관리                         나. 시설처 - 재해대책업무 총괄</text:span></text:p>
      <text:p text:style-name="바탕글"><text:span>  다. 건설 1처 - 수탁공사 및 팀대사업공사시행       라. 건설  2처 - 도시철도건설 공정관리</text:span></text:p>
      <text:p text:style-name="바탕글"/>
      <text:p text:style-name="바탕글"><text:span>9. 다음중 각 처, 실별 분장업무가 틀리게 짝지워진 것은  (다)</text:span></text:p>
      <text:p text:style-name="바탕글"><text:span>  가. 건설 1처 - 환기, 냉난방, 기타 팀대설비의 설계, 시공 및 감독</text:span></text:p>
      <text:p text:style-name="바탕글"><text:span>  나. 기획조정실 - 조직관리       다. 시설처 - 재해대책업무총관       라. 경영지원처 - 당직업무관리</text:span></text:p>
      <text:p text:style-name="바탕글"/>
      <text:p text:style-name="바탕글"><text:span>10. 다음은 2001년  현재 임원의 수는(가)</text:span></text:p>
      <text:p text:style-name="바탕글"><text:span>  가. 6명       나. 5명       다. 4명       라. 7명</text:span></text:p>
      <text:p text:style-name="바탕글"/>
      <text:p text:style-name="바탕글"><text:span>11. 우리공단 기구의 구성에 대하여 바르게 설명한 것은(다)</text:span></text:p>
      <text:p text:style-name="바탕글"><text:span>  가. 1원 9처 5실 35부 7현업                        나. 1원 8처 6실 36팀 7현업</text:span></text:p>
      <text:p text:style-name="바탕글"><text:span>  다. 1원 8처 3실 34팀 10현업                       라. 1원 8처 5실 36팀 7현업 34개역</text:span></text:p>
      <text:p text:style-name="바탕글"/>
      <text:p text:style-name="바탕글"><text:span>12. 다음중 현업기관이 아닌 부서는(나)</text:span></text:p>
      <text:p text:style-name="바탕글"><text:span>  가. 시설관리소       나. 교육원       다. 제1전기사무소       라. 영업소</text:span></text:p>
      <text:p text:style-name="바탕글"/>
      <text:p text:style-name="바탕글"><text:span>13. 다음중 안전관리실 안전계획팀장의 보직기준은(나)</text:span></text:p>
      <text:p text:style-name="바탕글"><text:span>  가. 2급 또는 3급운전     나. 2급 또는 3급운영, 운전, 전기, 기계, 통신, 신호, 토목, 건축     </text:span></text:p>
      <text:p text:style-name="바탕글"><text:span>  다.   2급 또는 3급통신    라. 2급 또는 3급신호</text:span></text:p>
      <text:p text:style-name="바탕글"/>
      <text:p text:style-name="바탕글"><text:span>14. 다음중 시설처 건축설비팀장의 보직기준에 맞는 것은(다)</text:span></text:p>
      <text:p text:style-name="바탕글"><text:span>  가. 3급전기, 건축    나. 2급기계, 전기    다. 2급 또는 3급건축, 기계    라. 2급 또는 3급건축, 전기</text:span></text:p>
      <text:p text:style-name="바탕글"/>
      <text:p text:style-name="바탕글"><text:span>15. 다음중 건설 1처 건축팀장의 보직기준으로 맞는 것은(라)</text:span></text:p>
      <text:p text:style-name="바탕글"><text:span> 가.  2급건축     나. 2급 또는 3급건축     다. 2급 또는 3급건축,     라. 2급 또는 3급 건축, 토목</text:span></text:p>
      <text:p text:style-name="바탕글"/>
      <text:p text:style-name="바탕글"><text:span>16. 다음중 지하철 승무관리소장의 보직기준으로 맞는 것은(나)</text:span></text:p>
      <text:p text:style-name="바탕글"><text:span>  가. 1급운영, 운전      나. 1급 또는 2급 운영, 운전     다. 1급운전     라. 1급 또는 2급운전</text:span></text:p>
      <text:p text:style-name="바탕글"/>
      <text:p text:style-name="바탕글"><text:span>17. 다음중 노포차량기지창장의 보직기준으로 맞는 것은(가)</text:span></text:p>
      <text:p text:style-name="바탕글"><text:span>  가. 1급 또는 2급기계, 전기    나. 1급기계 전기    다. 1급 또는 2급기계    라.  1급 또는 2급전기</text:span></text:p>
      <text:p text:style-name="바탕글"/>
      <text:p text:style-name="바탕글"><text:span>18. 다음중 시설관리소장의 보직기준으로 맞는 것은(가)</text:span></text:p>
      <text:p text:style-name="바탕글"><text:span>  가. 1급 또는 2급 토목, 건축, 기계  나. 1급건축, 기계  다. 1급 또는 2급건축, 기계  라. 1급건축, 기계, 전기</text:span></text:p>
      <text:p text:style-name="바탕글"/>
      <text:p text:style-name="바탕글"><text:span>19. 다음중 비상계획팀장의 보직기준으로 맞는것은(나)</text:span></text:p>
      <text:p text:style-name="바탕글"><text:span>  가. 1급운영 또는 1급상당 별정직                 나. 2급또는 3급 운영  </text:span></text:p>
      <text:p text:style-name="바탕글"><text:span>  다. 1, 2급상당 별정직                           </text:span><text:span>라. 1, 2급운영 또는 1, 2급상당 별정직</text:span></text:p>
      <text:p text:style-name="바탕글"/>
      <text:p text:style-name="바탕글"><text:span>20. 다음중 건설3처 전기공사팀장의 보직기준에 맞는 것은(가)</text:span></text:p>
      <text:p text:style-name="바탕글"><text:span>  가. 2급 또는 3급 전기, 신호, 통신   나. 2급 또는 3급 전기     다. 2급 또는 3급기계     라. 3급전기</text:span></text:p>
      <text:p text:style-name="바탕글"/>
      <text:p text:style-name="바탕글"><text:span>21. 다음중 제1 전기사무소장의 보직기준으로 맞는 것은(나)</text:span></text:p>
      <text:p text:style-name="바탕글"><text:span> 가. 1급전기, 신호, 통신     나. 1급 또는 2급 전기, 신호 통신     다. 1급전기     라. 1급 또는 2급전기</text:span></text:p>
      <text:p text:style-name="바탕글"/>
      <text:p text:style-name="Paragraph-87"/>
      <text:p text:style-name="Paragraph-88"><text:span text:style-name="p88-1-1">◈ </text:span><text:span text:style-name="p88-1-2">직제규정시행내규 </text:span><text:span text:style-name="p88-1-3">◈</text:span></text:p>
      <text:p text:style-name="바탕글"/>
      <text:p text:style-name="바탕글"><text:span>1. 다음은 직제규정시행내규에 대한설명이다 틀린 것은(다)</text:span></text:p>
      <text:p text:style-name="바탕글"><text:span>  가. 업무분장에 대해 상호이견이 있을 경우 쌍방이 같은 직상급자에 소속한 경우는 그 직상급자의 결정에 </text:span></text:p>
      <text:p text:style-name="바탕글"><text:span>     의한다</text:span></text:p>
      <text:p text:style-name="바탕글"><text:span>  나. 업무분장에 대해 상호이견이 있을 경우 쌍방이 각각 직상급자를 달리할 경우에는 그 직상급자간의 협의</text:span></text:p>
      <text:p text:style-name="바탕글"><text:span>     에 의한다</text:span></text:p>
      <text:p text:style-name="바탕글"><text:span>  다. 업무능률의 향상의 효율성, 책임소재를 명확히 하기위하여 과별로 업무를 분장한다</text:span></text:p>
      <text:p text:style-name="바탕글"><text:span>  라. 팀서장은 담당단위 업무의 분장, 팀장은 소속직원 개인별 업무분장을 조정한다</text:span></text:p>
      <text:p text:style-name="바탕글"/>
      <text:p text:style-name="바탕글"><text:span>2. 다음은 직제규정시행내규에 대한 설명이다 틀린 것은(가)</text:span></text:p>
      <text:p text:style-name="바탕글"><text:span>  가. 업무분장에 대해 이견이 있을 경우 쌍방의 각각 직상급자를 달리할 경우에 그 직상급자간의 협의가되지  </text:span><text:span>     아니하는 경우에는 소관이사가 조정한다</text:span></text:p>
      <text:p text:style-name="바탕글"><text:span>  나. 팀서장이 사고가 있을때에는 직제의 순위에 따른 차하급자가 그직무를 대행한다</text:span></text:p>
      <text:p text:style-name="바탕글"><text:span>  다. 현업기관의 담당 및 분소별인원은 팀정원의 범위내에서  운영하되 필요시에는 한시적으로 전체정원의 </text:span></text:p>
      <text:p text:style-name="바탕글"><text:span>     범위내에서 업무에 따라 현업기관의장이 조정할 수 있으며 담당 및 분소에 업무나 작업의 성격상 근무</text:span></text:p>
      <text:p text:style-name="바탕글"><text:span>     단위별 책임제 운영이 필요한 경우에는 책임자를 지정 운영할 수 있다</text:span></text:p>
      <text:p text:style-name="바탕글"><text:span>  라. 팀서장은 담당단위 업무의 분장, 팀장은 소속직원 개인별 업무분장을 조정한다</text:span></text:p>
      <text:p text:style-name="바탕글"/>
      <text:p text:style-name="바탕글"><text:span>3. 다음중 기획조정실 경영혁신키팀의 분장업무가 아닌 것은(다)</text:span></text:p>
      <text:p text:style-name="바탕글"><text:span>  가. 조직 및 정원관리에 관한사항           나. 정관개정에 관한사항</text:span></text:p>
      <text:p text:style-name="바탕글"><text:span>  다. 공단법인 등기 업무                    라. 소송 및 법률고문 중계업무의 총괄</text:span></text:p>
      <text:p text:style-name="바탕글"/>
      <text:p text:style-name="바탕글"><text:span>4. 다음중 경영지원처 인사팀의 분장업무가 아닌 것은(라)</text:span></text:p>
      <text:p text:style-name="바탕글"><text:span>  가. 직원교육 및 훈련에 관한사항 총괄      나. 비밀취급인가에 관한업무</text:span></text:p>
      <text:p text:style-name="바탕글"><text:span>  다. 당직업무관리                          라. 보수제도, 보수, 퇴직금 및 경조비 지급업무</text:span></text:p>
      <text:p text:style-name="바탕글"/>
      <text:p text:style-name="바탕글"><text:span>5. 다음중 분장업무가 바르게 짝지워진 것은(가)</text:span></text:p>
      <text:p text:style-name="바탕글"><text:span>  가. 안전관리실 안전계획팀 - 재난관리법 및 풍수해대책법 관련업무 총괄</text:span></text:p>
      <text:p text:style-name="바탕글"><text:span>  나. 건설1처 계획설계팀 - 공사품질관리지도</text:span></text:p>
      <text:p text:style-name="바탕글"><text:span>  다. 기획조정실 경영혁신팀 - 각종지시사항 종합처리 및 관리</text:span></text:p>
      <text:p text:style-name="바탕글"><text:span>  라. 경영지원처 인사팀 - 산업재해 보상에 관한사항</text:span></text:p>
      <text:p text:style-name="바탕글"/>
      <text:p text:style-name="바탕글"><text:span>6. 다음중 분장업무가 바르게 짝지워진 것은(가)</text:span></text:p>
      <text:p text:style-name="바탕글"><text:span>  가. 경영지원처 기획예산팀 - 운영위원회 운영에 관한사항   나. 운수처 영업팀 - 운수영업 선전에 관한사</text:span><text:span>항  다. 운수처 영업팀 -  지하철 문고관리에 관한사항      라. 경영지원처 인사팀 - 이사회 운영총괄</text:span></text:p>
      <text:p text:style-name="바탕글"/>
      <text:p text:style-name="바탕글"><text:span>7. 다음중 분장업무가 바르게 짝지워진 것은(나)</text:span></text:p>
      <text:p text:style-name="바탕글"><text:span>  가. 경영지원처 노무복지팀 - 소송 및 법률고문 중계업무의 총괄  나. 경영지원처 총무팀 - 공단법인 등기</text:span><text:span>업무  다. 경영지원처 총무팀 - 화재보험에 관한사항    라. 재정운영처 자산회계팀 - 물품구매 검사, 검수입</text:span><text:span>회</text:span></text:p>
      <text:p text:style-name="바탕글"/>
      <text:p text:style-name="바탕글"/>
      <text:p text:style-name="바탕글"><text:span>8. 다음중 분장업무가 잘못 짝지워진 것은(라) </text:span></text:p>
      <text:p text:style-name="바탕글"><text:span>  가. 안전관리실 안전계획팀 - 산업안전보건법 관련 업무 총괄</text:span></text:p>
      <text:p text:style-name="바탕글"><text:span>  나. 재정운영처 조달팀 - 공사, 용역, 물품구매계약 및 검사입회</text:span></text:p>
      <text:p text:style-name="바탕글"><text:span>  다. 공설1처 계획설계팀 - 도시철도건설 공정관리 </text:span></text:p>
      <text:p text:style-name="바탕글"><text:span>  라. 경영지원처 총무팀 - 당직업무관리 </text:span></text:p>
      <text:p text:style-name="바탕글"/>
      <text:p text:style-name="바탕글"><text:span>9. 다음중 분장업무가 잘못 짝지워진 것은(가)</text:span></text:p>
      <text:p text:style-name="바탕글"><text:span>  가. 경영지원처 노무복지팀 - 직원체육에 관한사항  </text:span></text:p>
      <text:p text:style-name="바탕글"><text:span>  나. 재정운영처 자산회계팀 - 근로소득에 관한 연말정산업무</text:span></text:p>
      <text:p text:style-name="바탕글"><text:span>  다. 경영지원처 기획예산팀 - 중장기 재정계획수립 및 조정</text:span></text:p>
      <text:p text:style-name="바탕글"><text:span>  라. 경영지원처 인사팀 - 직원교육 및 훈련에 관한사항 총괄</text:span></text:p>
      <text:p text:style-name="바탕글"/>
      <text:p text:style-name="바탕글"><text:span>10. 다음중 승무관리소 운영팀장의 보직기준으로 맞는 것은 (라)</text:span></text:p>
      <text:p text:style-name="바탕글"><text:span>  가. 3급운영       나. 3급운전       다. 2급 또는 3급운전       라.2급 또는 3급운영 또는 운전</text:span></text:p>
      <text:p text:style-name="바탕글"/>
      <text:p text:style-name="바탕글"><text:span> 11.  다음중 승무관리소 교육지도팀장의 보직기준으로 맞는 것은 (라)</text:span></text:p>
      <text:p text:style-name="바탕글"><text:span>  가. 3급운영       나. 3급운전       다. 2급 또는 3급운전       라. 2급 또는 3급운영, 운전</text:span></text:p>
      <text:p text:style-name="바탕글"/>
      <text:p text:style-name="바탕글"><text:span>12.  다음중 승무관리소 신평지소장의 보직기준으로 맞는 것은 라)</text:span></text:p>
      <text:p text:style-name="바탕글"><text:span>  가. 2급운전       나. 3급운전       다. 2급운영, 운전       라.2급 또는 3급운영, 운전</text:span></text:p>
      <text:p text:style-name="바탕글"/>
      <text:p text:style-name="바탕글"><text:span>13.  다음중 시설관리소 설비보수팀장의 보직기준으로 맞는 것은 (라)</text:span></text:p>
      <text:p text:style-name="바탕글"><text:span>  가. 3급기계       나. 3급전기       다. 3급건축, 기계       라. 2급 또는 3급기계, 전기</text:span></text:p>
      <text:p text:style-name="바탕글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7.52pt" fo:margin-right="17.52pt" fo:margin-top="4.24pt" fo:margin-bottom="4.24pt" fo:line-height="165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-7.44pt" fo:margin-left="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-7.44pt" fo:margin-left="1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-7.44pt" fo:margin-left="2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-7.44pt" fo:margin-left="3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-7.44pt" fo:margin-left="4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-7.44pt" fo:margin-left="5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-7.44pt" fo:margin-left="6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견고딕" style:font-name-asian="한양견고딕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right" fo:text-indent="0pt" fo:margin-left="0pt" fo:margin-right="10pt" fo:margin-top="0pt" fo:margin-bottom="0pt" fo:line-height="15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2pt" fo:margin-left="13.2pt" fo:margin-right="0pt" fo:margin-top="0pt" fo:margin-bottom="0pt" fo:line-height="130%"/>
      <style:text-properties style:font-name="한양신명조" style:font-name-asian="한양신명조" fo:font-size="9.48pt" style:font-size-asian="9.48pt" style:font-size-complex="9.48pt" style:text-underline-type="none" style:text-overline-type="none" style:text-line-through-type="none"/>
    </style:style>
    <style:style style:name="그림캡션" style:next-style-name="그림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표캡션" style:next-style-name="표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수식캡션" style:next-style-name="수식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찾아보기" style:next-style-name="찾아보기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신명조" style:font-name-asian="한양신명조" fo:font-size="9pt" style:font-size-asian="9pt" style:font-size-complex="9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3cm" fo:margin-left="1.5cm" fo:margin-right="1.5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